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la última parte de esta <text:span text:style-name="Strong_20_Emphasis">Sección 1</text:span>, que actúa como un puente narrativo y argumental entre el repaso de los modelos previos y la presentación del nuevo modelo en la sección 1.3.</text:p>
      <text:p text:style-name="Horizontal_20_Line"/>
      <text:h text:style-name="Heading_20_2" text:outline-level="2"><text:span text:style-name="Strong_20_Emphasis">Justificar la necesidad de cambiar el modelo</text:span></text:h>
      <text:p text:style-name="Text_20_body">Hemos recorrido tres grandes miradas que la humanidad ha usado para comprender la vida:</text:p>
      <text:list xml:id="list3731311841" text:style-name="L1">
        <text:list-item>
          <text:p text:style-name="P1"><text:span text:style-name="Strong_20_Emphasis">La mirada biológica tradicional</text:span>, que describe organismos, evolución, adaptación y supervivencia.</text:p>
        </text:list-item>
        <text:list-item>
          <text:p text:style-name="P1"><text:span text:style-name="Strong_20_Emphasis">La mirada cultural</text:span>, que interpreta el mundo según nuestras experiencias históricas y percepciones limitadas.</text:p>
        </text:list-item>
        <text:list-item>
          <text:p text:style-name="P1"><text:span text:style-name="Strong_20_Emphasis">La mirada mística tradicional</text:span>, que nos coloca como centro y objetivo final del universo, bajo el diseño de una inteligencia superior.</text:p>
        </text:list-item>
      </text:list>
      <text:p text:style-name="Text_20_body">Cada una de ellas ha aportado algo valioso:</text:p>
      <text:list xml:id="list2813991203" text:style-name="L2">
        <text:list-item>
          <text:p text:style-name="P2">La biología ha revelado patrones, procesos y mecanismos que antes eran invisibles.</text:p>
        </text:list-item>
        <text:list-item>
          <text:p text:style-name="P2">La cultura ha tejido narrativas que nos han permitido cooperar, sobrevivir y prosperar como especie.</text:p>
        </text:list-item>
        <text:list-item>
          <text:p text:style-name="P2">La visión mística ha ofrecido sentido, moral y propósito en un mundo incierto.</text:p>
        </text:list-item>
      </text:list>
      <text:p text:style-name="Text_20_body">Pero todas comparten un límite común: <text:span text:style-name="Strong_20_Emphasis">no describen la vida como un todo</text:span>. Se centran en piezas aisladas —el organismo, la especie, la cultura, la divinidad antropomorfa— y pasan por alto que quizá estemos inmersos en un sistema único, continuo y coherente, cuya escala y propósito exceden por completo nuestra experiencia inmediata.</text:p>
      <text:p text:style-name="Horizontal_20_Line"/>
      <text:h text:style-name="Heading_20_3" text:outline-level="3"><text:span text:style-name="Strong_20_Emphasis">Hipótesis frágiles</text:span></text:h>
      <text:p text:style-name="Text_20_body">Varias de las hipótesis que sostienen estos modelos podrían estar equivocadas o incompletas:</text:p>
      <text:list xml:id="list3908566464" text:style-name="L3">
        <text:list-item>
          <text:p text:style-name="P3">Que la <text:span text:style-name="Strong_20_Emphasis">Tierra es un lugar único y privilegiado</text:span>: las cifras astronómicas sobre el número de estrellas, galaxias y planetas sugieren que las condiciones para la vida podrían repetirse en innumerables rincones del cosmos.</text:p>
        </text:list-item>
        <text:list-item>
          <text:p text:style-name="P3">Que la <text:span text:style-name="Strong_20_Emphasis">vida es un accidente irrepetible</text:span>: si la vida es una consecuencia natural de las leyes físicas y químicas, podría surgir tantas veces como el contexto lo permita.</text:p>
        </text:list-item>
        <text:list-item>
          <text:p text:style-name="P3">Que la vida depende de un <text:span text:style-name="Strong_20_Emphasis">delicado equilibrio imposible de reproducir</text:span>: la historia de las extinciones masivas —incluida la desaparición de los dinosaurios— muestra que la vida puede recomponerse y reinventarse una y otra vez.</text:p>
        </text:list-item>
        <text:list-item>
          <text:p text:style-name="P3"><text:soft-page-break/>Que la vida no tiene <text:span text:style-name="Strong_20_Emphasis">identidad como entidad propia</text:span>: quizá lo que llamamos “vida” no es solo un conjunto de organismos, sino un sistema completo con un comportamiento global y un destino diferente al de sus partes.</text:p>
        </text:list-item>
      </text:list>
      <text:p text:style-name="Text_20_body">Estas ideas, que antes parecían sólidas, se tambalean ante la acumulación de evidencias científicas y la amplitud de nuestra perspectiva cósmica.</text:p>
      <text:p text:style-name="Horizontal_20_Line"/>
      <text:h text:style-name="Heading_20_3" text:outline-level="3"><text:span text:style-name="Strong_20_Emphasis">Preguntas sin respuesta</text:span></text:h>
      <text:p text:style-name="Text_20_body">Más allá de las hipótesis concretas, hay cuestiones existenciales que estos modelos no responden:</text:p>
      <text:list xml:id="list3980838124" text:style-name="L4">
        <text:list-item>
          <text:p text:style-name="P4">¿Cuál es mi misión?</text:p>
        </text:list-item>
        <text:list-item>
          <text:p text:style-name="P4">¿Por qué debo morir?</text:p>
        </text:list-item>
        <text:list-item>
          <text:p text:style-name="P4">¿Existe un propósito más allá de la mera supervivencia y reproducción?</text:p>
        </text:list-item>
        <text:list-item>
          <text:p text:style-name="P4">¿Es la inteligencia humana el pináculo o solo una manifestación más de algo mayor?</text:p>
        </text:list-item>
      </text:list>
      <text:p text:style-name="Text_20_body">El modelo biológico puede explicar cómo vivimos y morimos, pero no por qué. El modelo cultural puede dar relatos inspiradores, pero no demostrar su veracidad. El modelo místico puede ofrecer certezas, pero no siempre está dispuesto a someterlas a prueba.</text:p>
      <text:p text:style-name="Horizontal_20_Line"/>
      <text:h text:style-name="Heading_20_3" text:outline-level="3"><text:span text:style-name="Strong_20_Emphasis">El punto de inflexión</text:span></text:h>
      <text:p text:style-name="Text_20_body">En este punto, se vuelve necesario explorar una perspectiva diferente: una que no esté condicionada por nuestras expectativas emocionales o por el deseo de que el universo se parezca a nosotros. Un modelo que parta de la observación objetiva y que, al mismo tiempo, no pierda de vista las implicaciones existenciales de lo que describe.</text:p>
      <text:p text:style-name="Text_20_body">El cambio de modelo no significa rechazar todo lo anterior; significa <text:span text:style-name="Strong_20_Emphasis">integrar lo valioso de cada visión</text:span> en un marco más amplio y coherente. Igual que la física cuántica no eliminó la mecánica clásica, sino que la incorporó como un caso particular, este nuevo enfoque debe ser capaz de abarcar las verdades parciales de los modelos anteriores y situarlas dentro de una estructura mayor.</text:p>
      <text:p text:style-name="Horizontal_20_Line"/>
      <text:h text:style-name="Heading_20_3" text:outline-level="3"><text:span text:style-name="Strong_20_Emphasis">Preparando el terreno para el nuevo modelo</text:span></text:h>
      <text:p text:style-name="Text_20_body">En las páginas siguientes presentaremos una propuesta:</text:p>
      <text:list xml:id="list2238926344" text:style-name="L5">
        <text:list-item>
          <text:p text:style-name="P5">Que la vida, tal como la conocemos, <text:span text:style-name="Strong_20_Emphasis">es un único organismo viviente</text:span>, continuo e indivisible.</text:p>
        </text:list-item>
        <text:list-item>
          <text:p text:style-name="P5">Que este organismo es <text:span text:style-name="Strong_20_Emphasis">universal</text:span>: puede aparecer en cualquier lugar del cosmos donde existan las condiciones necesarias.</text:p>
        </text:list-item>
        <text:list-item>
          <text:p text:style-name="P5">Que es <text:span text:style-name="Strong_20_Emphasis">inmortal</text:span>: no solo por su capacidad de adaptación, sino porque su aparición es inevitable.</text:p>
        </text:list-item>
        <text:list-item>
          <text:p text:style-name="P5"><text:soft-page-break/>Que posee una <text:span text:style-name="Strong_20_Emphasis">inteligencia máxima</text:span>: resuelve problemas de la forma más eficiente posible, empleando el mínimo de pasos y energía.</text:p>
        </text:list-item>
      </text:list>
      <text:p text:style-name="Text_20_body">Este cambio de perspectiva nos obliga a replantear nuestra posición en el universo, no como el fin de la creación, sino como <text:span text:style-name="Strong_20_Emphasis">parte de una inteligencia mayor que nos trasciende</text:span>.</text:p>
      <text:p text:style-name="Text_20_body">La recompensa de este cambio es enorme: una visión más completa, más precisa y, paradójicamente, más inspiradora de la vida y de nuestro lugar en ella.</text:p>
      <text:p text:style-name="Horizontal_20_Line"/>
      <text:p text:style-name="Text_20_body">Si quieres, puedo ya desarrollar <text:span text:style-name="Strong_20_Emphasis">la sección 1.3</text:span> presentando de lleno el nuevo modelo con sus cuatro características —unicidad, universalidad, inmortalidad e inteligencia máxima—, enlazando directamente con esta justificación para que la transición sea fluida y potent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0T14:22:39</meta:creation-date>
    <dc:date>2025-08-10T14:30:51.880000000</dc:date>
    <meta:editing-duration>PT8M13S</meta:editing-duration>
    <meta:editing-cycles>1</meta:editing-cycles>
    <meta:document-statistic meta:table-count="0" meta:image-count="0" meta:object-count="0" meta:page-count="3" meta:paragraph-count="37" meta:word-count="780" meta:character-count="4830" meta:non-whitespace-character-count="4106"/>
    <meta:generator>LibreOffice/7.3.5.2$Windows_X86_64 LibreOffice_project/184fe81b8c8c30d8b5082578aee2fed2ea847c01</meta:generator>
  </office:meta>
</office:document-meta>
</file>